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0156b8" officeooo:paragraph-rsid="000156b8"/>
    </style:style>
    <style:style style:name="P2" style:family="paragraph" style:parent-style-name="Standard">
      <style:text-properties style:font-name="Arial" officeooo:rsid="000156b8" officeooo:paragraph-rsid="000bd8f2"/>
    </style:style>
    <style:style style:name="P3" style:family="paragraph" style:parent-style-name="Standard">
      <style:text-properties style:font-name="Arial" officeooo:rsid="00035dc3" officeooo:paragraph-rsid="00035dc3"/>
    </style:style>
    <style:style style:name="P4" style:family="paragraph" style:parent-style-name="Standard">
      <style:text-properties style:font-name="Arial" officeooo:rsid="00062e7b" officeooo:paragraph-rsid="00062e7b"/>
    </style:style>
    <style:style style:name="P5" style:family="paragraph" style:parent-style-name="Standard">
      <style:text-properties style:font-name="Arial" officeooo:rsid="0009a652" officeooo:paragraph-rsid="0009a652"/>
    </style:style>
    <style:style style:name="P6" style:family="paragraph" style:parent-style-name="Standard">
      <style:text-properties style:font-name="Arial" officeooo:rsid="000a7c6a" officeooo:paragraph-rsid="000a7c6a"/>
    </style:style>
    <style:style style:name="P7" style:family="paragraph" style:parent-style-name="Standard">
      <style:text-properties style:font-name="Arial" officeooo:rsid="000bd8f2" officeooo:paragraph-rsid="000bd8f2"/>
    </style:style>
    <style:style style:name="P8" style:family="paragraph" style:parent-style-name="Standard">
      <style:text-properties officeooo:paragraph-rsid="0009a652"/>
    </style:style>
    <style:style style:name="P9" style:family="paragraph" style:parent-style-name="Standard">
      <style:text-properties officeooo:paragraph-rsid="000a7c6a"/>
    </style:style>
    <style:style style:name="P10" style:family="paragraph" style:parent-style-name="Standard">
      <style:paragraph-properties fo:padding="0.049cm" fo:border="0.06pt solid #000000"/>
      <style:text-properties style:font-name="Arial" officeooo:rsid="00035dc3" officeooo:paragraph-rsid="00035dc3"/>
    </style:style>
    <style:style style:name="P11" style:family="paragraph" style:parent-style-name="Standard">
      <style:paragraph-properties fo:padding="0.049cm" fo:border="0.06pt solid #000000"/>
      <style:text-properties style:font-name="Arial" officeooo:rsid="00035dc3" officeooo:paragraph-rsid="000f5b30"/>
    </style:style>
    <style:style style:name="P12" style:family="paragraph" style:parent-style-name="Standard">
      <style:paragraph-properties fo:padding="0.049cm" fo:border="0.06pt solid #000000"/>
      <style:text-properties style:font-name="Arial" officeooo:rsid="00035dc3" officeooo:paragraph-rsid="0011dfe3"/>
    </style:style>
    <style:style style:name="P13" style:family="paragraph" style:parent-style-name="Standard">
      <style:paragraph-properties fo:padding="0.049cm" fo:border="0.06pt solid #000000"/>
      <style:text-properties style:font-name="Arial" fo:font-weight="bold" officeooo:rsid="0011dfe3" officeooo:paragraph-rsid="0011dfe3" style:font-weight-asian="bold" style:font-weight-complex="bold"/>
    </style:style>
    <style:style style:name="P14" style:family="paragraph" style:parent-style-name="Standard">
      <style:paragraph-properties fo:padding="0.049cm" fo:border="0.06pt solid #000000"/>
      <style:text-properties style:font-name="Arial" fo:font-weight="bold" officeooo:rsid="00035dc3" officeooo:paragraph-rsid="00035dc3" style:font-weight-asian="bold" style:font-weight-complex="bold"/>
    </style:style>
    <style:style style:name="P15" style:family="paragraph" style:parent-style-name="Standard">
      <style:paragraph-properties fo:padding="0.049cm" fo:border="0.06pt solid #000000"/>
      <style:text-properties style:font-name="Arial" officeooo:rsid="000156b8" officeooo:paragraph-rsid="00035dc3"/>
    </style:style>
    <style:style style:name="P16" style:family="paragraph" style:parent-style-name="Standard">
      <style:paragraph-properties fo:padding="0.049cm" fo:border="0.06pt solid #000000"/>
      <style:text-properties officeooo:paragraph-rsid="00035dc3"/>
    </style:style>
    <style:style style:name="P17" style:family="paragraph" style:parent-style-name="Heading_20_1">
      <style:paragraph-properties fo:padding="0.049cm" fo:border-left="none" fo:border-right="none" fo:border-top="none" fo:border-bottom="0.06pt solid #50938a"/>
    </style:style>
    <style:style style:name="P18" style:family="paragraph" style:parent-style-name="Heading_20_1">
      <style:paragraph-properties fo:padding="0.049cm" fo:border-left="none" fo:border-right="none" fo:border-top="none" fo:border-bottom="0.06pt solid #50938a">
        <style:tab-stops/>
      </style:paragraph-properties>
      <style:text-properties fo:color="#5eb91e" officeooo:paragraph-rsid="00154ffb"/>
    </style:style>
    <style:style style:name="P19" style:family="paragraph" style:parent-style-name="Heading_20_1">
      <style:paragraph-properties fo:padding="0.049cm" fo:border-left="none" fo:border-right="none" fo:border-top="none" fo:border-bottom="0.06pt solid #50938a"/>
      <style:text-properties style:font-name-complex="Lohit Devanagari"/>
    </style:style>
    <style:style style:name="P20" style:family="paragraph" style:parent-style-name="Standard">
      <style:text-properties style:font-name="Arial" officeooo:rsid="000236db" officeooo:paragraph-rsid="000236db"/>
    </style:style>
    <style:style style:name="P21" style:family="paragraph" style:parent-style-name="Standard" style:list-style-name="L3">
      <style:text-properties style:font-name="Arial" officeooo:rsid="0009a652" officeooo:paragraph-rsid="0009a652"/>
    </style:style>
    <style:style style:name="P22" style:family="paragraph" style:parent-style-name="Standard" style:list-style-name="L5">
      <style:text-properties style:font-name="Arial" officeooo:rsid="0009a652" officeooo:paragraph-rsid="0009a652"/>
    </style:style>
    <style:style style:name="P23" style:family="paragraph" style:parent-style-name="Standard" style:list-style-name="L6">
      <style:text-properties style:font-name="Arial" officeooo:rsid="0009a652" officeooo:paragraph-rsid="0009a652"/>
    </style:style>
    <style:style style:name="P24" style:family="paragraph" style:parent-style-name="Standard" style:list-style-name="L7">
      <style:text-properties style:font-name="Arial" officeooo:rsid="0009a652" officeooo:paragraph-rsid="0009a652"/>
    </style:style>
    <style:style style:name="P25" style:family="paragraph" style:parent-style-name="Standard">
      <style:text-properties style:font-name="Arial" officeooo:rsid="000a7c6a" officeooo:paragraph-rsid="000a7c6a" style:font-name-complex="Lohit Devanagari"/>
    </style:style>
    <style:style style:name="P26" style:family="paragraph" style:parent-style-name="Standard">
      <style:text-properties style:font-name="Arial" officeooo:rsid="000bd8f2" officeooo:paragraph-rsid="000bd8f2"/>
    </style:style>
    <style:style style:name="P27" style:family="paragraph" style:parent-style-name="Standard">
      <style:text-properties style:font-name="Arial" officeooo:rsid="000156b8" officeooo:paragraph-rsid="000236db"/>
    </style:style>
    <style:style style:name="P28" style:family="paragraph" style:parent-style-name="Standard">
      <style:text-properties style:font-name="Arial" officeooo:rsid="00183c10" officeooo:paragraph-rsid="00183c10"/>
    </style:style>
    <style:style style:name="P29" style:family="paragraph" style:parent-style-name="Standard">
      <style:text-properties style:font-name="Arial" officeooo:rsid="0019d0f2" officeooo:paragraph-rsid="0019d0f2"/>
    </style:style>
    <style:style style:name="P30" style:family="paragraph" style:parent-style-name="Standard">
      <style:text-properties style:font-name="Arial" officeooo:rsid="001bb4dc" officeooo:paragraph-rsid="001bb4dc"/>
    </style:style>
    <style:style style:name="P31" style:family="paragraph" style:parent-style-name="Standard" style:list-style-name="L4">
      <style:text-properties officeooo:rsid="0009a652" officeooo:paragraph-rsid="0009a652"/>
    </style:style>
    <style:style style:name="P32" style:family="paragraph" style:parent-style-name="Standard" style:list-style-name="L7">
      <style:text-properties officeooo:rsid="0009a652" officeooo:paragraph-rsid="0009a652"/>
    </style:style>
    <style:style style:name="P33" style:family="paragraph" style:parent-style-name="Standard" style:list-style-name="L3">
      <style:text-properties fo:color="#ff5429" style:font-name="Arial" officeooo:rsid="0009a652" officeooo:paragraph-rsid="0009a652"/>
    </style:style>
    <style:style style:name="P34" style:family="paragraph" style:parent-style-name="Standard" style:list-style-name="L6">
      <style:text-properties fo:color="#ff5429" style:font-name="Arial" officeooo:rsid="0009a652" officeooo:paragraph-rsid="0009a652"/>
    </style:style>
    <style:style style:name="P35" style:family="paragraph" style:parent-style-name="Standard">
      <style:text-properties officeooo:paragraph-rsid="00035dc3"/>
    </style:style>
    <style:style style:name="P36" style:family="paragraph" style:parent-style-name="Standard">
      <style:text-properties officeooo:paragraph-rsid="001bb4dc"/>
    </style:style>
    <style:style style:name="T1" style:family="text">
      <style:text-properties officeooo:rsid="00022972"/>
    </style:style>
    <style:style style:name="T2" style:family="text">
      <style:text-properties officeooo:rsid="00035dc3"/>
    </style:style>
    <style:style style:name="T3" style:family="text">
      <style:text-properties style:font-name="Arial"/>
    </style:style>
    <style:style style:name="T4" style:family="text">
      <style:text-properties style:font-name="Arial" officeooo:rsid="00035dc3"/>
    </style:style>
    <style:style style:name="T5" style:family="text">
      <style:text-properties style:font-name="Arial" officeooo:rsid="00062e7b"/>
    </style:style>
    <style:style style:name="T6" style:family="text">
      <style:text-properties style:font-name="Arial" officeooo:rsid="0009a652"/>
    </style:style>
    <style:style style:name="T7" style:family="text">
      <style:text-properties style:font-name="Arial" officeooo:rsid="000a3784"/>
    </style:style>
    <style:style style:name="T8" style:family="text">
      <style:text-properties style:font-name="Arial" officeooo:rsid="000a7c6a"/>
    </style:style>
    <style:style style:name="T9" style:family="text">
      <style:text-properties style:font-name="Arial" officeooo:rsid="000bd8f2"/>
    </style:style>
    <style:style style:name="T10" style:family="text">
      <style:text-properties style:font-name="Arial" officeooo:rsid="0011dfe3"/>
    </style:style>
    <style:style style:name="T11" style:family="text">
      <style:text-properties style:font-name="Arial" officeooo:rsid="00132376"/>
    </style:style>
    <style:style style:name="T12" style:family="text">
      <style:text-properties style:font-name="Arial" officeooo:rsid="001bb4dc"/>
    </style:style>
    <style:style style:name="T13" style:family="text">
      <style:text-properties style:font-name="Arial" fo:font-style="italic" officeooo:rsid="001bb4dc" style:font-style-asian="italic" style:font-style-complex="italic"/>
    </style:style>
    <style:style style:name="T14" style:family="text">
      <style:text-properties style:font-name="Arial" fo:font-style="normal" officeooo:rsid="001bb4dc" style:font-style-asian="normal" style:font-style-complex="normal"/>
    </style:style>
    <style:style style:name="T15" style:family="text">
      <style:text-properties fo:color="#ff5429" style:font-name="Arial"/>
    </style:style>
    <style:style style:name="T16" style:family="text">
      <style:text-properties officeooo:rsid="000a7c6a"/>
    </style:style>
    <style:style style:name="T17" style:family="text">
      <style:text-properties officeooo:rsid="000bd8f2"/>
    </style:style>
    <style:style style:name="T18" style:family="text">
      <style:text-properties style:font-name="Liberation Sans" fo:font-size="18.2000007629395pt" fo:font-weight="bold" officeooo:rsid="000bd8f2" style:font-name-asian="Noto Sans CJK SC" style:font-size-asian="18.2000007629395pt" style:font-weight-asian="bold" style:font-size-complex="18.2000007629395pt" style:font-weight-complex="bold"/>
    </style:style>
    <style:style style:name="T19" style:family="text">
      <style:text-properties style:font-name="Liberation Sans" fo:font-size="28pt" fo:font-weight="bold" officeooo:rsid="00183c10" style:font-name-asian="Noto Sans CJK SC" style:font-size-asian="28pt" style:font-weight-asian="bold" style:font-name-complex="Lohit Devanagari" style:font-size-complex="28pt" style:font-weight-complex="bold"/>
    </style:style>
    <style:style style:name="T20" style:family="text">
      <style:text-properties fo:font-weight="bold" style:font-weight-asian="bold" style:font-weight-complex="bold"/>
    </style:style>
    <style:style style:name="T21" style:family="text">
      <style:text-properties fo:font-weight="bold" officeooo:rsid="000bd8f2" style:font-weight-asian="bold" style:font-weight-complex="bold"/>
    </style:style>
    <style:style style:name="T22" style:family="text">
      <style:text-properties officeooo:rsid="0011dfe3"/>
    </style:style>
    <style:style style:name="T23" style:family="text">
      <style:text-properties fo:color="#5eb91e"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24" style:family="text">
      <style:text-properties fo:color="#5eb91e" style:font-name="Liberation Sans" fo:font-size="18.2000007629395pt" fo:font-weight="bold" officeooo:rsid="000bd8f2" style:font-name-asian="Noto Sans CJK SC" style:font-size-asian="18.2000007629395pt" style:font-weight-asian="bold" style:font-name-complex="Lohit Devanagari" style:font-size-complex="18.2000007629395pt" style:font-weight-complex="bold"/>
    </style:style>
    <style:style style:name="T25" style:family="text">
      <style:text-properties fo:color="#5eb91e" style:font-name="Liberation Sans" fo:font-size="18.2000007629395pt" fo:font-weight="bold" officeooo:rsid="00183c10" style:font-name-asian="Noto Sans CJK SC" style:font-size-asian="18.2000007629395pt" style:font-weight-asian="bold" style:font-name-complex="Lohit Devanagari" style:font-size-complex="18.2000007629395pt" style:font-weight-complex="bold"/>
    </style:style>
    <style:style style:name="T26" style:family="text">
      <style:text-properties fo:color="#5eb91e" style:font-name="Liberation Sans" fo:font-size="18.2000007629395pt" fo:font-weight="bold" officeooo:rsid="0019d0f2" style:font-name-asian="Noto Sans CJK SC" style:font-size-asian="18.2000007629395pt" style:font-weight-asian="bold" style:font-name-complex="Lohit Devanagari" style:font-size-complex="18.2000007629395pt" style:font-weight-complex="bold"/>
    </style:style>
    <style:style style:name="T27" style:family="text">
      <style:text-properties fo:color="#5eb91e" style:font-name="Liberation Sans" fo:font-size="18.2000007629395pt" fo:font-weight="bold" style:font-name-asian="Noto Sans CJK SC" style:font-size-asian="18.2000007629395pt" style:font-weight-asian="bold" style:font-size-complex="18.2000007629395pt" style:font-weight-complex="bold"/>
    </style:style>
    <style:style style:name="T28" style:family="text">
      <style:text-properties fo:color="#5eb91e" style:font-name="Liberation Sans" fo:font-size="18.2000007629395pt" fo:font-weight="bold" officeooo:rsid="000bd8f2" style:font-name-asian="Noto Sans CJK SC" style:font-size-asian="18.2000007629395pt" style:font-weight-asian="bold" style:font-size-complex="18.2000007629395pt" style:font-weight-complex="bold"/>
    </style:style>
    <style:style style:name="T29" style:family="text">
      <style:text-properties officeooo:rsid="00183c10"/>
    </style:style>
    <style:style style:name="T30" style:family="text">
      <style:text-properties officeooo:rsid="001bb4d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 <text:span text:style-name="T19">Mercredi</text:span> <text:span text:style-name="T29">7</text:span> décembre </text:p>
      <text:p text:style-name="P1">Atelier du <text:span text:style-name="T29">7</text:span> décembre <text:span text:style-name="T1">à Diohine, dans une salle de l’école primaire : </text:span></text:p>
      <text:p text:style-name="P27"/>
      <text:h text:style-name="P18" text:outline-level="1">Lancement de l’atelier <text:span text:style-name="T29">de la journée</text:span> </text:h>
      <text:p text:style-name="P20"><text:span text:style-name="T2">É</text:span>tienne <text:span text:style-name="T29">ouvre sur l’utilisation d’un modèle de simulation : le modèle est un assemblage de mécanismes</text:span></text:p>
      <text:p text:style-name="P20"/>
      <text:p text:style-name="P20"/>
      <text:p text:style-name="P28">Métaphore de la voiture :</text:p>
      <text:p text:style-name="P28">- on n’est pas obligé de savoir comment fonctionne le moteur d’une voiture pour la conduire</text:p>
      <text:p text:style-name="P28">- on peut néanmoins ouvrir le capot et changer des choses pour mieux régler son fonctionnement («tourner les boulons»)</text:p>
      <text:p text:style-name="P28"/>
      <text:p text:style-name="P28">Métaphore du film</text:p>
      <text:p text:style-name="P28">- les données d’entrées et les paramètres décrivent des scénarios. Plusieurs variantes de scénarios peuvent être « écrites » </text:p>
      <text:p text:style-name="P28">- l’exécution du modèle représente la réalisation du film : on déroule le scénario qui est fixé et on filme ce qui se produit</text:p>
      <text:p text:style-name="P28">- les résultats sont les films eux-mêmes. Ils sont potentiellement différents les uns des autres </text:p>
      <text:p text:style-name="P28"/>
      <text:p text:style-name="P28"/>
      <text:p text:style-name="P28">Photo du schéma  ? </text:p>
      <text:p text:style-name="P3"/>
      <text:h text:style-name="P17" text:outline-level="1"><text:span text:style-name="T26">Retour</text:span><text:span text:style-name="T25"> des acteurs à propos</text:span><text:span text:style-name="T23"> </text:span><text:span text:style-name="T26">du </text:span><text:span text:style-name="T23">modèle </text:span><text:span text:style-name="T26">et des scénarios</text:span></text:h>
      <text:p text:style-name="P35"><text:span text:style-name="T7"/></text:p>
      <text:p text:style-name="P4"/>
      <text:p text:style-name="P29">Les acteurs semblent s’être bien emparés du concept de modèle comme machine à dérouler un scénario : </text:p>
      <text:p text:style-name="P29"/>
      <text:p text:style-name="P30">Exemple avec l’intervention de Pierre : </text:p>
      <text:p text:style-name="P36"><text:span text:style-name="T12"><text:s/>«Pour faire de la jachère , il faut de la terre, celui a de la terre </text:span><text:span text:style-name="T13">peut</text:span><text:span text:style-name="T14"> [emphase par moi] faire de la jachère, celui qui n’a pas [suffisament] de terre [</text:span></text:p>
      <text:p text:style-name="P3"/>
      <text:h text:style-name="Heading_20_2" text:outline-level="2">Déroulé des étapes du modèles. </text:h>
      <text:p text:style-name="P4"/>
      <text:p text:style-name="P4">Le modèle simule la dynamique par pas d’une durée d’un an.<text:line-break/>Le calcul d’une année se fait en <text:span text:style-name="T16">7</text:span> étapes <text:s/></text:p>
      <text:p text:style-name="P8"><text:span text:style-name="T5">Chaque étape peut amener une plusieurs questions. Les étapes les plus délicates [de notre point de vue] font l’objet d’un</text:span><text:span text:style-name="T8">e</text:span><text:span text:style-name="T5"> concertation supportée par un poster (cf. Annexe) ; </text:span><text:span text:style-name="T8">ces </text:span><text:span text:style-name="T6">étapes </text:span><text:span text:style-name="T8">sont mises </text:span><text:span text:style-name="T6">en orange </text:span><text:span text:style-name="T8">ci-dessous</text:span></text:p>
      <text:p text:style-name="P3"/>
      <text:p text:style-name="P3"><text:soft-page-break/></text:p>
      <text:list xml:id="list1311393721" text:style-name="L3">
        <text:list-item>
          <text:p text:style-name="P21">Rotation et mise en culture</text:p>
        </text:list-item>
      </text:list>
      <text:list xml:id="list2764406682" text:style-name="L4">
        <text:list-item>
          <text:list>
            <text:list-item>
              <text:p text:style-name="P31"><text:span text:style-name="T6">p</text:span><text:span text:style-name="T3">lanification alimentaire : la quantité de parcelles mises en culture dépend du nombre de bouches à nourrir</text:span></text:p>
            </text:list-item>
          </text:list>
        </text:list-item>
      </text:list>
      <text:list xml:id="list194009955238900" text:continue-list="list1311393721" text:style-name="L3">
        <text:list-item>
          <text:p text:style-name="P33">Prêts de parcelles</text:p>
        </text:list-item>
      </text:list>
      <text:list xml:id="list226386300" text:style-name="L5">
        <text:list-item>
          <text:list>
            <text:list-item>
              <text:p text:style-name="P22">et prêts de main d’oeuvre</text:p>
            </text:list-item>
          </text:list>
        </text:list-item>
      </text:list>
      <text:list xml:id="list194008793637540" text:continue-list="list194009955238900" text:style-name="L3">
        <text:list-item>
          <text:p text:style-name="P21">Récolte</text:p>
        </text:list-item>
        <text:list-item>
          <text:p text:style-name="P21">Bilan Alimentaire</text:p>
        </text:list-item>
        <text:list-item>
          <text:p text:style-name="P21">Dons de nourriture</text:p>
        </text:list-item>
        <text:list-item>
          <text:p text:style-name="P21">Dynamique Démographique</text:p>
        </text:list-item>
      </text:list>
      <text:list xml:id="list2802652171" text:style-name="L6">
        <text:list-item>
          <text:list>
            <text:list-item>
              <text:p text:style-name="P23">naissance</text:p>
            </text:list-item>
            <text:list-item>
              <text:p text:style-name="P23">émigrations</text:p>
            </text:list-item>
            <text:list-item>
              <text:p text:style-name="P23">absorbtion de cuisine</text:p>
            </text:list-item>
            <text:list-item>
              <text:p text:style-name="P34">éclatement de cuisines</text:p>
            </text:list-item>
          </text:list>
        </text:list-item>
      </text:list>
      <text:list xml:id="list194008571959374" text:continue-list="list194008793637540" text:style-name="L3">
        <text:list-item>
          <text:p text:style-name="P21">Mise-à-jour de la fertilité</text:p>
        </text:list-item>
      </text:list>
      <text:list xml:id="list3097675304" text:style-name="L7">
        <text:list-item>
          <text:list>
            <text:list-item>
              <text:p text:style-name="P24">effet des cultures passées, de la fumure et de l’engrais </text:p>
            </text:list-item>
            <text:list-item>
              <text:p text:style-name="P32"><text:span text:style-name="T15">stratégie de parcage et apport de fumier </text:span><text:span text:style-name="T3">: quelles parcelles sont fertilisées ? </text:span></text:p>
            </text:list-item>
          </text:list>
        </text:list-item>
      </text:list>
      <text:p text:style-name="P5"/>
      <text:p text:style-name="P3"/>
      <text:h text:style-name="P19" text:outline-level="1"><text:span text:style-name="T27">Questions </text:span><text:span text:style-name="T28">pour préciser les mécanismes</text:span><text:span text:style-name="T18"> </text:span></text:h>
      <text:p text:style-name="P25"/>
      <text:p text:style-name="P9"><text:span text:style-name="T8">Ces questions nous [modélisateurs] servent à préciser des points essentiels des mécanismes du modèle. Nous les posons soit pour guider notre façon d’implémenter un phénomène </text:span><text:span text:style-name="T9">déjà connu de nous (e.g. Comment se passe le partage des terres lors de l’éclatement d’une cuisine) </text:span><text:span text:style-name="T8">, soit </text:span><text:span text:style-name="T9">pour décrire un phénomène pas encore abordé lors des aterliers précédents (e.g. quelles est la stratégie de parcage des bêtes?)</text:span></text:p>
      <text:p text:style-name="P6"/>
      <text:p text:style-name="P7">La question est posée lors de la descriptions des étapes du modèle quand c’est possible.</text:p>
      <text:p text:style-name="P7"/>
      <text:p text:style-name="P7"/>
      <text:p text:style-name="P3"/>
      <text:p text:style-name="P10"><text:span text:style-name="T20">Q1</text:span> : lors du prêt est-ce qu’on essaye de combler les cuisines complètement , quitte à en laisser sur le carreau OU on donne un peu à tout le monde quitte à ce que personne ne soit sorti de l’insuffisance ?</text:p>
      <text:p text:style-name="P10"/>
      <text:p text:style-name="P10"><text:span text:style-name="T20">Réponse</text:span> Une cuisine prête une parcelle - 2 maximum - à une cuisine demandeuse; très rarement plus, notament pour des questions de paix sociale. On tient compte de la taille des cuisines qui demandent.</text:p>
      <text:p text:style-name="P3"/>
      <text:p text:style-name="P3"/>
      <text:p text:style-name="P10"><text:span text:style-name="T20">Q2</text:span> : Si un prêteur a plusieurs parcelles, pour un demandeur , comment selectionne-t-il la ou les parcelles à prêter ?</text:p>
      <text:p text:style-name="P10">Est-ce qu’il essaye de donner la parcelle la plus proche des foodneeds du demandeur ?</text:p>
      <text:p text:style-name="P10"/>
      <text:p text:style-name="P10"><text:span text:style-name="T20">Réponse</text:span> Pour une cuisine on cultive ses meilleures parcelles (en terme de fertilité) et on prête les autres → implémenter en triant suivant un critère : ici la fertilité</text:p>
      <text:p text:style-name="P10"/>
      <text:p text:style-name="P10">il y a des gens qui prêtent par intérêt de la rotation des terres : on peut imposer la culture à faire sur la parcelle prêtée : e.g. faire de l’arachide pour faire du mil ou du mil pour faire de larachide ensuite, suivant ce que veut la cuisine prêteuse.</text:p>
      <text:p text:style-name="P3"><text:soft-page-break/></text:p>
      <text:p text:style-name="P10"><text:span text:style-name="T20">Q3</text:span> : Quel est le nombre d’ha cultivés par actif ? </text:p>
      <text:p text:style-name="P10"><text:span text:style-name="T20">Réponse</text:span> Une cuisine à entre 8 et 12 parcelles -&gt; une parcelle c’est entre 8000m² et 2 ha ~1ha.</text:p>
      <text:p text:style-name="P10"/>
      <text:p text:style-name="P10"/>
      <text:p text:style-name="P3"/>
      <text:p text:style-name="P10"><text:span text:style-name="T20">Q4</text:span> Quel est le nombre d’actifs par famille ? Quelle est la surface de parcelles travaillée par paysan ?</text:p>
      <text:p text:style-name="P10"/>
      <text:p text:style-name="P10"><text:s text:c="4"/>d’après réponse de Aisatou (demandée par Etienne) : sur une cuisine de 15 personnes , 10 travaille aux champs . ratio 10/15</text:p>
      <text:p text:style-name="P10"/>
      <text:p text:style-name="P10"><text:span text:style-name="T20">Réponse</text:span> Le ratio 2/3 est réaliste selon les acteurs.</text:p>
      <text:p text:style-name="P11">Un paysan travaille environ 1,5ha.</text:p>
      <text:p text:style-name="P3"/>
      <text:p text:style-name="P3">Q5 : Lors de l’éclatement d’une cuisine est-ce que la cuisine fille s’assure d’avoir assez de terre avant de s’établir ? Peut-elle s’établir sans suffisament de terre; quitte à demander un prêt ? Si oui, est-ce fréquent ?</text:p>
      <text:p text:style-name="P3"/>
      <text:p text:style-name="P3">De même, la cuisine mère peut-elle laisser partir sa cuisine fille si elle devient elle même en insuffisance de terre ? Est-ce que c’est un argument fort “si tu pars nous n’avons plus assez de terre”</text:p>
      <text:p text:style-name="P3">Est-ce que la paix sociale commande de laisser faire les filles ou de protéger la mère ou les deux ?</text:p>
      <text:p text:style-name="P3">SI c’est le chef de concession qui tranche , comment tranche-til ?</text:p>
      <text:p text:style-name="P3"/>
      <text:p text:style-name="P10"><text:span text:style-name="T20">Q6</text:span> : lors de l’éclatement d’une cuisine comment sont réparties les bêtes de la cuisine mère ? (pour le moment on fait un pro rata de la taille arrondi à l’inférieur )</text:p>
      <text:p text:style-name="P10"/>
      <text:p text:style-name="P10"><text:span text:style-name="T20">Réponse</text:span> Les terres sont partagées en fonction du nombre de personnes qui constituent la cuisine fille.</text:p>
      <text:p text:style-name="P10"/>
      <text:p text:style-name="P10">Choix d’implementation : propotionalité pour la surface des parcelles et la taille du troupeau en considérant une taille fixe de cuisine fille à 4 personnes (taille moyenne d’un jeune ménage qui veut prendre un peu d’indépendance).</text:p>
      <text:p text:style-name="P10"/>
      <text:p text:style-name="P10">Par ailleurs, les acteurs indiquent que les bêtes sont achetées individuellement [POV Paul Séné] de même que les véhicules, boutiques, etc. Ce qui fait qu’un frère qui part s’établir dans un nouveau ménage et qui a acheté 10 des 20 bêtes de sa cuisine, partira avec ses 10 bêtes , même s’il part avec uniquement sa femme et 2 enfants.</text:p>
      <text:p text:style-name="P3"/>
      <text:p text:style-name="P10"><text:span text:style-name="T20">Q7</text:span> : lors d’un split, on a supposé que les pratiques agricoles (i.e. façon de planifier la culture, prevoir plus pour les dons etc.) de la cuisine mère étaient transmises à la cuisine fille . Est-ce vrai ? si non est-ce qu’on peut postuler une pratique “aléatoire” dans le modèle )?</text:p>
      <text:p text:style-name="P10"/>
      <text:p text:style-name="P10">Question finalement non posée. On considère que la cuisine fille a des pratiques similaires à la mère.</text:p>
      <text:p text:style-name="P3"/>
      <text:p text:style-name="P10"><text:soft-page-break/><text:span text:style-name="T20">Q8</text:span> : on vend/ramasse la paille d’arachide : est-ce qu’on laisse les racines se décomposer dans le sol et on ne prend QUE la paille.</text:p>
      <text:p text:style-name="P10">Ramasser la paille d’arachide est une pratique récente.</text:p>
      <text:p text:style-name="P10"/>
      <text:p text:style-name="P10">Question finalement non posée.</text:p>
      <text:p text:style-name="P3"/>
      <text:p text:style-name="P10">Q9 : Voit-on une évolution de la fertilité des sols depuis que les pailles (arachide) sont ramassées systématiquement après les recoltes ?</text:p>
      <text:p text:style-name="P10"/>
      <text:p text:style-name="P10">Question finalement non posée.</text:p>
      <text:p text:style-name="P3"/>
      <text:p text:style-name="P10"><text:span text:style-name="T20">Q10</text:span> : quelle quantité de fumure produit une bête par an ? 400kg d’après Diohine , 1t selon la litterature</text:p>
      <text:p text:style-name="P10">Est-ce que vous mettez une tonne à l’hectare, plus ou moins ?</text:p>
      <text:p text:style-name="P10">On a trouvé dans la litterature que 60% des parcelles recevaient une tonne à l’ha et que 40% recevaient entre 2T et 4T à l’hectare</text:p>
      <text:p text:style-name="P10"/>
      <text:p text:style-name="P10"><text:span text:style-name="T20">Réponse</text:span> D’après P. Séné, une vache produit entre 5 et 6 kg de bouse par jour, soient 2T / an. Cette quantité sera à pondérer dans notre calcul au regard du temps passé effectivement en paturage sur la zone de Diohine (environ 6 mois de pâturage en transhumance, voir Q</text:p>
      <text:p text:style-name="P10">) et du passage éventel du troupeau des transhumants.</text:p>
      <text:p text:style-name="P3"/>
      <text:p text:style-name="P10"><text:span text:style-name="T20">Q11/12 </text:span>: Quelle est la stratégie de parcage des bêtes ? Quelles parcelles sont choisies et pourquoi ?</text:p>
      <text:p text:style-name="P10"/>
      <text:p text:style-name="P10"/>
      <text:p text:style-name="P13">Réponse</text:p>
      <text:p text:style-name="P10">à dire d’acteurs, <text:span text:style-name="T22">il y a </text:span>2 types de de parcage:</text:p>
      <text:p text:style-name="P10">si on revient de transhumance , on choisit les champs qui seront semés de Mil à la saison prochaine</text:p>
      <text:p text:style-name="P10"/>
      <text:p text:style-name="P16"><text:span text:style-name="T4">La journée, les bêtes pâturent et donc </text:span><text:span text:style-name="T10">fument</text:span><text:span text:style-name="T4"> partout ,</text:span></text:p>
      <text:p text:style-name="P10">la nuit c’est dans notre (= propriétaire de la parcelle) champ.</text:p>
      <text:p text:style-name="P10"/>
      <text:p text:style-name="P10">«C’est les champs intermédiaires qui sont fumés et fortifiés.</text:p>
      <text:p text:style-name="P10">Si lil y a un surplus de fumlier, on le met dans les champs de brousse.»</text:p>
      <text:p text:style-name="P10">Autrement dit : «En dehors de la pâture, il y a apport de fumier»</text:p>
      <text:p text:style-name="P10"/>
      <text:p text:style-name="P10">Les champs intermédiaires existent et sont toujours cultivés, jamais en jachère.</text:p>
      <text:p text:style-name="P10"/>
      <text:p text:style-name="P10">Implémentation : On fume toujours avant le Mil (ce qui est équivalent qq soit la rotation TwoYears ou Threeyears)</text:p>
      <text:p text:style-name="P3"/>
      <text:p text:style-name="P10"><text:span text:style-name="T20">Q13</text:span> : Pourquoi avoir abandonné la pratique qui consiste à laisser les résidus de récolte sur place ?</text:p>
      <text:p text:style-name="P10"/>
      <text:p text:style-name="P10"><text:span text:style-name="T20">Élément de réponse</text:span> : on sait que les pailles sont consommées comme fourage, ce qui peut laisser penser que l’enjeu de nourriture du cheptel prévaut sur la pratique qui consiste à laisser la paille au sol pour structurer/ enrichir par décomposition la terre.</text:p>
      <text:p text:style-name="P10"/>
      <text:p text:style-name="P10"><text:soft-page-break/>N.B. on n’a pas posé la question frontalement en demandant "Vous préférez nourrir les bêtes plutôt que d’enrichir/structurer le sol avec la paille ? "</text:p>
      <text:p text:style-name="P3"/>
      <text:p text:style-name="P10"><text:span text:style-name="T20">Q14</text:span> : La terre est elle retournée pour incorporer le fumier à la terre ?</text:p>
      <text:p text:style-name="P10"/>
      <text:p text:style-name="P10"><text:span text:style-name="T20">Réponse</text:span> Oui, lors des sarclages <text:span text:style-name="T22">(deux)</text:span></text:p>
      <text:p text:style-name="P3"/>
      <text:p text:style-name="P10"><text:span text:style-name="T20">Q15</text:span> : passage des transhumants :</text:p>
      <text:p text:style-name="P10">les transhumants viennent-ils voir toutes les cuisines chaque année ?</text:p>
      <text:p text:style-name="P10">Y a t-il des cuisines dont les parcelles ne sont jamais visitées ?</text:p>
      <text:p text:style-name="P10">quelle est la proportion de cuisine visitée par les transhumants</text:p>
      <text:p text:style-name="P10"/>
      <text:p text:style-name="P16"><text:span text:style-name="T4">Travail en </text:span><text:span text:style-name="T10">cours</text:span></text:p>
      <text:p text:style-name="P3"/>
      <text:p text:style-name="P10"><text:span text:style-name="T20">Q16</text:span> Chaque année , en moyenne , combien de parcelles sont prêtées</text:p>
      <text:p text:style-name="P10"/>
      <text:p text:style-name="P14">Deux réponses assez distinctes :</text:p>
      <text:p text:style-name="P10">Paul Séné : entre 2 et 3% des parcelles sont prêtées chaque année</text:p>
      <text:p text:style-name="P10"/>
      <text:p text:style-name="P10">Robert : [Contexte projet ACEP qui suit 13 cuisines pendant un an ] Sur un sous ensemble de 13 ménages possédant 53 parcelles, il y a eu au cours d’une année 6 emprunts et 5 prêts (N.B. ces nombres ne coîncident pas car les prêts et les emprunts ne concernaient pas uniquement les ménages de cette mesure)</text:p>
      <text:p text:style-name="P3"/>
      <text:p text:style-name="P10"><text:span text:style-name="T20">Q17</text:span> Quelle est la part des exilés dans les villes qui rentrent seulement pour les deux mois de moissons ?</text:p>
      <text:p text:style-name="P10"/>
      <text:p text:style-name="P10"><text:span text:style-name="T20">Réponse</text:span> environ 2 personnes pour une cuisine de 15. Il n’y a que très rarement des départs définitifs.</text:p>
      <text:p text:style-name="P3"/>
      <text:p text:style-name="P10"><text:span text:style-name="T20">Q18</text:span> Don de nourriture: est-ce que la pratique est marginale ou peut aider sur une fraction non négligeable sur les besoins annuels ?</text:p>
      <text:p text:style-name="P10"/>
      <text:p text:style-name="P14">Réponse</text:p>
      <text:p text:style-name="P10">En temps : jusqu’à 4 mois de soudure (soudure = on vit sur les réserves)</text:p>
      <text:p text:style-name="P12">En quantité : + de 200kgs de céréales (éventuellement complétées par des quêtes à l’église ou à la mosquée )</text:p>
      <text:p text:style-name="P12"><text:span text:style-name="T22">Implémentation </text:span>: jusqu’à 25% des foodNeeds</text:p>
      <text:p text:style-name="P3"/>
      <text:p text:style-name="P10"><text:span text:style-name="T20">Q19</text:span> Quelle part d’équivalent nourriture provient des exilés de la ville ?</text:p>
      <text:p text:style-name="P10"/>
      <text:p text:style-name="P10"><text:span text:style-name="T20">Réponse</text:span> Entre 5% et 10%</text:p>
      <text:p text:style-name="P10"/>
      <text:p text:style-name="P10">Implémentation : cette part d’apport alimentaire issu des migrants (migrants = membres de la famille qui travaillent en ville en dehors de l’hivernage) est un paramètre d’entrée du modèle de simulation, qui sera exploré. Ce pourcentage représente la contribution globale apportée par les migrants (qu’ils reviennent pour les moissons ou non) pour la nourriture. Elle vient commpléter le foodNeeds du modèle.</text:p>
      <text:p text:style-name="P3"/>
      <text:p text:style-name="P10"><text:span text:style-name="T20">Q </text:span><text:span text:style-name="T21">20</text:span><text:span text:style-name="T20">:</text:span> quelle stratégie d’épendage d’engrais ?</text:p>
      <text:p text:style-name="P16"><text:soft-page-break/><text:span text:style-name="T4">uniformément ? Valeur nominale 150kgs par </text:span><text:span text:style-name="T11">ha</text:span><text:span text:style-name="T4"> sur les parcelles qu’on peut , mais alors quelles parcelles ?</text:span></text:p>
      <text:p text:style-name="P10"/>
      <text:p text:style-name="P10">Question non posée finalement</text:p>
      <text:p text:style-name="P15"/>
      <text:p text:style-name="P1"/>
      <text:h text:style-name="P17" text:outline-level="1"><text:span text:style-name="T24">Débriefing de fin de journée :</text:span> </text:h>
      <text:p text:style-name="P7">Points abordés :</text:p>
      <text:p text:style-name="P7">- ressenti sur le premier jour </text:p>
      <text:p text:style-name="P2"><text:span text:style-name="T17">- </text:span>agenda de la fin de DSCAT<text:span text:style-name="T17">T</text:span></text:p>
      <text:p text:style-name="P2">- <text:span text:style-name="T17">livrables</text:span></text:p>
      <text:p text:style-name="P2">- <text:span text:style-name="T17">articulations</text:span> <text:span text:style-name="T17">avec les travaux d’Arthur Perrotton et l’action 4</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6T11:03:31.856146128</meta:creation-date>
    <dc:date>2022-12-08T19:40:07.959202148</dc:date>
    <meta:editing-duration>PT54M16S</meta:editing-duration>
    <meta:editing-cycles>11</meta:editing-cycles>
    <meta:generator>LibreOffice/6.4.7.2$Linux_X86_64 LibreOffice_project/40$Build-2</meta:generator>
    <meta:document-statistic meta:table-count="0" meta:image-count="0" meta:object-count="0" meta:page-count="6" meta:paragraph-count="113" meta:word-count="1833" meta:character-count="10396" meta:non-whitespace-character-count="8669"/>
  </office:meta>
</office:document-meta>
</file>